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8BC000000E20D29B91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9.526cm" table:align="margins"/>
    </style:style>
    <style:style style:name="Таблица1.A" style:family="table-column">
      <style:table-column-properties style:column-width="9.763cm" style:rel-column-width="32767*"/>
    </style:style>
    <style:style style:name="Таблица1.B" style:family="table-column">
      <style:table-column-properties style:column-width="9.763cm" style:rel-column-width="32768*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9.526cm" table:align="margins"/>
    </style:style>
    <style:style style:name="Таблица2.A" style:family="table-column">
      <style:table-column-properties style:column-width="13.573cm" style:rel-column-width="45554*"/>
    </style:style>
    <style:style style:name="Таблица2.B" style:family="table-column">
      <style:table-column-properties style:column-width="5.953cm" style:rel-column-width="19981*"/>
    </style:style>
    <style:style style:name="Таблица2.1" style:family="table-row">
      <style:table-row-properties style:keep-together="false" fo:keep-together="always"/>
    </style:style>
    <style:style style:name="Таблица2.A1" style:family="table-cell">
      <style:table-cell-properties fo:padding-left="0.101cm" fo:padding-right="0.101cm" fo:padding-top="0.049cm" fo:padding-bottom="0.049cm" fo:border="0.002cm solid #000000"/>
    </style:style>
    <style:style style:name="Таблица2.A2" style:family="table-cell">
      <style:table-cell-properties fo:padding-left="0.101cm" fo:padding-right="0.101cm" fo:padding-top="0.049cm" fo:padding-bottom="0.049cm" fo:border-left="0.002cm solid #000000" fo:border-right="none" fo:border-top="none" fo:border-bottom="0.002cm solid #000000"/>
    </style:style>
    <style:style style:name="Таблица2.B2" style:family="table-cell">
      <style:table-cell-properties fo:padding-left="0.101cm" fo:padding-right="0.101cm" fo:padding-top="0.049cm" fo:padding-bottom="0.049cm" fo:border-left="0.002cm solid #000000" fo:border-right="0.002cm solid #000000" fo:border-top="none" fo:border-bottom="0.002cm solid #000000"/>
    </style:style>
    <style:style style:name="Таблица2.24" style:family="table-row">
      <style:table-row-properties style:min-row-height="0.205cm" style:keep-together="false" fo:keep-together="always"/>
    </style:style>
    <style:style style:name="Таблица3" style:family="table">
      <style:table-properties style:width="19.526cm" table:align="margins"/>
    </style:style>
    <style:style style:name="Таблица3.A" style:family="table-column">
      <style:table-column-properties style:column-width="9.763cm" style:rel-column-width="32767*"/>
    </style:style>
    <style:style style:name="Таблица3.B" style:family="table-column">
      <style:table-column-properties style:column-width="9.763cm" style:rel-column-width="32768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9.526cm" table:align="margins"/>
    </style:style>
    <style:style style:name="Таблица4.A" style:family="table-column">
      <style:table-column-properties style:column-width="9.486cm" style:rel-column-width="31838*"/>
    </style:style>
    <style:style style:name="Таблица4.B" style:family="table-column">
      <style:table-column-properties style:column-width="6.23cm" style:rel-column-width="20909*"/>
    </style:style>
    <style:style style:name="Таблица4.C" style:family="table-column">
      <style:table-column-properties style:column-width="3.81cm" style:rel-column-width="12788*"/>
    </style:style>
    <style:style style:name="Таблица4.A1" style:family="table-cell">
      <style:table-cell-properties style:vertical-align="bottom" fo:padding="0.097cm" fo:border-left="none" fo:border-right="none" fo:border-top="none" fo:border-bottom="0.002cm solid #000000"/>
    </style:style>
    <style:style style:name="Таблица4.B1" style:family="table-cell">
      <style:table-cell-properties fo:padding="0.097cm" fo:border-left="none" fo:border-right="none" fo:border-top="none" fo:border-bottom="0.002cm solid #000000"/>
    </style:style>
    <style:style style:name="Таблица4.A2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size-complex="7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language="ru" fo:country="RU" style:font-size-asian="7pt" style:font-size-complex="7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7pt" fo:language="ru" fo:country="RU" style:font-size-asian="7pt" style:font-size-complex="7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5pt" fo:font-weight="normal" style:font-size-asian="5pt" style:font-weight-asian="normal" style:font-size-complex="5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5pt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5pt" fo:language="ru" fo:country="RU" style:font-size-asian="5pt" style:font-size-complex="5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5pt" fo:language="ru" fo:country="RU" style:font-size-asian="5pt" style:font-size-complex="5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5pt" fo:language="en" fo:country="US" fo:font-weight="normal" style:font-size-asian="5pt" style:font-weight-asian="normal" style:font-size-complex="5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P18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5pt" fo:language="en" fo:country="US" style:font-size-asian="5pt" style:font-size-complex="5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style:font-name="Arial1" fo:font-size="8.25pt" fo:letter-spacing="normal" fo:font-style="normal"/>
    </style:style>
    <style:style style:name="T3" style:family="text">
      <style:text-properties fo:font-variant="normal" fo:text-transform="none" fo:color="#000000" style:font-name="Arial" fo:font-size="6pt" fo:letter-spacing="normal" fo:font-style="normal" fo:font-weight="normal" style:font-size-asian="6pt" style:font-weight-asian="normal" style:font-size-complex="6pt" style:font-weight-complex="normal"/>
    </style:style>
    <style:style style:name="T4" style:family="text">
      <style:text-properties fo:font-variant="normal" fo:text-transform="none" fo:color="#000000" style:font-name="Arial" fo:font-size="5pt" fo:letter-spacing="normal" fo:font-style="normal" fo:font-weight="normal" style:font-size-asian="5pt" style:font-weight-asian="normal" style:font-size-complex="5pt" style:font-weight-complex="normal"/>
    </style:style>
    <style:style style:name="T5" style:family="text">
      <style:text-properties fo:font-variant="normal" fo:text-transform="none" fo:color="#000000" fo:font-size="6pt" fo:letter-spacing="normal" fo:font-style="normal" fo:font-weight="normal" style:font-size-asian="6pt" style:font-weight-asian="normal" style:font-size-complex="6pt" style:font-weight-complex="normal"/>
    </style:style>
    <style:style style:name="T6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size-complex="6pt"/>
    </style:style>
    <style:style style:name="T7" style:family="text">
      <style:text-properties fo:font-variant="normal" fo:text-transform="none" fo:color="#000000" style:font-name="Verdana" fo:font-size="6pt" fo:letter-spacing="normal" fo:language="en" fo:country="US" fo:font-style="normal" fo:font-weight="normal" style:font-size-asian="6pt" style:font-weight-asian="normal" style:font-size-complex="6pt" style:font-weight-complex="normal"/>
    </style:style>
    <style:style style:name="T8" style:family="text">
      <style:text-properties fo:font-variant="normal" fo:text-transform="none" fo:color="#000000" style:font-name="Verdana" fo:font-size="6pt" fo:letter-spacing="normal" fo:font-style="normal" fo:font-weight="normal" style:font-size-asian="6pt" style:font-size-complex="6pt"/>
    </style:style>
    <style:style style:name="T9" style:family="text">
      <style:text-properties fo:font-variant="normal" fo:text-transform="none" fo:color="#000000" fo:font-size="5pt" fo:letter-spacing="normal" fo:font-style="normal" fo:font-weight="normal" style:font-size-asian="5pt" style:font-weight-asian="normal" style:font-size-complex="5pt" style:font-weight-complex="normal"/>
    </style:style>
    <style:style style:name="T10" style:family="text">
      <style:text-properties fo:font-variant="normal" fo:text-transform="none" fo:color="#000000" fo:font-size="5pt" fo:letter-spacing="normal" fo:language="en" fo:country="US" fo:font-style="normal" fo:font-weight="normal" style:font-size-asian="5pt" style:font-weight-asian="normal" style:font-size-complex="5pt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language="ru" fo:country="RU"/>
    </style:style>
    <style:style style:name="T13" style:family="text">
      <style:text-properties fo:font-size="6pt" style:font-size-asian="6pt" style:font-size-complex="6pt"/>
    </style:style>
    <style:style style:name="T14" style:family="text"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Графический объект1" text:anchor-type="paragraph" svg:x="0.004cm" svg:y="0.159cm" svg:width="19.519cm" svg:height="1.972cm" draw:z-index="0"><draw:image xlink:href="Pictures/10000201000008BC000000E20D29B917.png" xlink:type="simple" xlink:show="embed" xlink:actuate="onLoad"/></draw:frame></text:p>
      <text:p text:style-name="P1">Согласие на обработку персональных данных, на предоставление информации третьим лицам,в том числе в Бюро кредитных историй.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0">г. Кемерово</text:p>
          </table:table-cell>
          <table:table-cell table:style-name="Таблица1.A1" office:value-type="string">
            <text:p text:style-name="P11">«____» _____________ 20____г.</text:p>
          </table:table-cell>
        </table:table-row>
      </table:table>
      <text:p text:style-name="P5"/>
      <text:p text:style-name="P6">Я, __________________________________________________________________________________ </text:p>
      <text:p text:style-name="P6">(Фамилия, Имя, Отчество полностью, дата рождения)</text:p>
      <text:p text:style-name="P6"/>
      <text:p text:style-name="P6">паспорт серия <text:span text:style-name="T13">0411</text:span> № <text:span text:style-name="T13">201206</text:span> выдан <text:span text:style-name="T13">03.05.2012 ОТДЕЛОМ УФМС РОССИИ ПО КРАСНОЯРСКОМУ КРАЮ В ГОР. НАЗАРОВО И НАЗАРОВСКОМ Р-НЕ</text:span></text:p>
      <text:p text:style-name="P6">(вид документа, удостоверяющего личность)</text:p>
      <text:p text:style-name="P6"/>
      <text:p text:style-name="P9"><text:span text:style-name="T14"><text:tab/>проживающий(ая) по адресу </text:span><text:span text:style-name="T7">КРАСНОЯРСКИЙ КРАЙ</text:span><text:span text:style-name="T8"> </text:span><text:span text:style-name="T6">НАЗАРОВСКОМ Р-НЕ</text:span><text:span text:style-name="T8"> </text:span><text:span text:style-name="T6">ГОР. НАЗАРОВО</text:span><text:span text:style-name="T8"> </text:span><text:span text:style-name="T6">УЛ. ШКОЛЬНАЯ 4  13</text:span></text:p>
      <text:p text:style-name="P7"/>
      <text:p text:style-name="P7"><text:tab/>В соответствии с ФЗ от 27.07.2006г. № 152-ФЗ «О персональных данных» даю свое согласие Обществу с ограниченной ответственностью Микрофинансовой организации «ПростоДЕНЬГИ», находящемуся по адресу: <text:span text:style-name="T11">630099 г. Новосибирск, ул. Октябрьская магистраль, д. 3 офис 903</text:span>; ОГРН <text:span text:style-name="T11">1114205007443</text:span>, регистрационный номер в государственном реестре МФО <text:span text:style-name="T11">651303532002603</text:span> (далее - Общество) на обработку, включая получение от меня и/или от любых третьих лиц, сведений, составляющих мои персональные данные, с учетом требований действующего законодательства Российской Федерации, свободно, своей волей и в своем интересе (далее – Согласие).</text:p>
      <text:p text:style-name="P7"><text:tab/>В случае предоставления мною Обществу персональных данных третьих лиц, я заявляю и гарантирую, что мною получено согласие этих лиц на передачу их персональных данных Обществу и обработку этих персональных данных Обществом.</text:p>
      <text:p text:style-name="P7"><text:tab/>Даю Согласие в отношении моих персональных данных, указанных мною в Заявлении на предоставление потребительского займа, включая фамилию, имя, отчество, пол, гражданство, дату и место рождения, название и реквизиты документа, удостоверяющего личность, данные водительского удостоверения, адрес регистрации по месту жительства, адрес регистрации по месту пребывания, адрес фактического проживания, идентификационный номер налогоплательщика, страховой номер индивидуального лицевого счѐта, указанный в страховом свидетельстве обязательного пенсионного страхования, наименование и реквизиты работодателя или учебного заведения, сведения о государственной регистрации физического лица в качестве индивидуального предпринимателя, номер мобильного телефона, адрес электронной почты, наличие/отсутствие выгодоприобретателя (действия в интересах третьего лица), наличие представителя, наличие бенефициарного владельца (совершаемые операции находятся под контролем попечителя/опекуна/усыновителя/родителя/иное), принадлежность к российским/иностранным публичным должностным лицам, принадлежность к должностным лицам публичной международной организации, факт заключения Договора Потребительского займа между мною и Обществом, условия Договора Потребительского займа, сумму моих обязательств на дату заключения Договора Потребительского займа; срок исполнения обязательства заемщика в полном размере в соответствии с Договором Потребительского займа; срок уплаты процентов в соответствии с Договором Потребительского займа; информация о внесении изменений и (или) дополнений в Договор Потребительского займа, в том числе касающихся сроков исполнения обязательств; дата и сумма фактического исполнения моих обязательств в полном и (или) неполном размерах; информация о погашении потребительского займа за счѐт обеспечения в случае неисполнения мною обязательств по договору; информация о фактах рассмотрения судом, арбитражным и (или) третейским судом споров по договору потребительского займа и содержании резолютивных частей судебных актов, вступивших в законную силу; иная информация, официально полученная из государственных органов (далее – Данные).</text:p>
      <text:p text:style-name="P7"><text:tab/>Целью обработки персональных данных является принятие решение о предоставлении или об отказе в предоставлении мне потребительского займа, а также заключение и исполнение договора потребительского займа, принятия решений или совершения иных действий, порождающих юридические последствия, и предоставления мне информации об оказываемых Обществом услугах.</text:p>
      <text:p text:style-name="P7"><text:tab/>Настоящее согласие предоставляется на осуществление действий в отношении моих Данных, Данных третьих лиц, предоставленных мной с их согласия и указанных в заявлении на предоставление займа, для достижения указанных выше целей, включая: обработку Данных (в том числе смешанную и автоматизированную), сбор, систематизацию, накопление, хранение, уточнение (обновление, изменение использования, распространение), копирование, распространение (в том числе передача), опубликование, редактирование, компоновку данных без редактирования их внутреннего содержания, пересылку почтой и электронными способами, размещение на сайте Общества, передачу, в том числе трансграничную передачу, передачу Данных в Бюро кредитных историй и в кредитные организации, а также государственные учреждения в случае необходимости совершения юридических действий, в том числе по взысканию просроченной задолженности, обезличивание, блокирование, уничтожение персональных данных. Общество вправе обрабатывать мои персональные данные посредством внесения их в электронную базу данных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ЗАО «ОКБ», Россия, 127006, г. Москва, ул. 1-ая Тверская-Ямская, д. 2, стр. 1, ОГРН №1047796788819, ИНН 7710561081; б) АО "НБКИ", 121069, Россия, г. Москва, Скатертный пер., д. 20, стр. 1, ОГРН 1057746710713, ИНН 7703548386 . в) ООО «Эквифакс Кредит Сервисиз», Россия, 129090, г. Москва, Каланчевская ул., д.16, корп.1, ОГРН 1047820008895, ИНН 7813199667.</text:p>
      <text:p text:style-name="P7"><text:tab/>Согласие включает в себя в соответствии с п.1 ст.6 Федерального закона от 30.12.2004г. № 218-ФЗ «О кредитных историях» согласие на получение Обществом, как пользователем кредитной истории, информации от вышеуказанных бюро кредитных историй (кредитных отчётов) с целью оценки исполнения принятых мной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мной заявке/заявлении на получение потребительского займа.</text:p>
      <text:p text:style-name="P7"><text:tab/>Согласие включает в себя, в том числе, право Общества передать Данные для обработки по поручению Общества следующим лицам: а) ООО «Скориста», 123022, Россия, г. Москва, 2-ая Звенигородская ул., дом 13, стр. 37, ОГРН: 1147746772821, ИНН 7703813443.</text:p>
      <text:p text:style-name="P7"><text:tab/>Согласие включает в себя, в том числе, согласие на то, что в случае неисполнения или ненадлежащего исполнения мнойобязательств перед Обществом на основании заключенного между Обществом и мной Договора Потребительского займа, Общество вправе передать данные третьим лицам (включая, но не ограничиваясь, юридических консультантов и коллекторов) с целью взыскания задолженности, процентов, договорной неустойки, убытков, процентов за пользование чужими денежными средствам и иных средств правовой защиты.</text:p>
      <text:p text:style-name="P7"><text:tab/>Согласие включает в себя, в том числе, согласие на получение информации о предложениях и рекламной информации Общества по средствам электрической связи: E-mail и СМС рассылок, без права рассылать информацию о предложениях других компаний.</text:p>
      <text:p text:style-name="P7"><text:tab/>Настоящее согласие дается до истечения сроков хранения соответствующей информации или документов, содержащих вышеуказанную информацию, определяемых в соответствии с законодательством Российской Федерации. Отзыв настоящего согласия может быть произведен в письменной форме путем направления мной соответствующего письменного уведомления Обществу, но не ранее исполнения всех обязательств по договору займа. Между мной и Обществом достигнуто соглашение о том, что в случае отзыва мной настоящего согласия Общество вправе обрабатывать мои персональные данные в целях исполнения заключенного со мной договора, соглашения, оказания мне микрофинансовых услуг, а также в целях исполнения Обществом требований законодательства.</text:p>
      <text:p text:style-name="P7"><text:tab/>Также настоящим подтверждаю, что информация, указанная в данном Согласии является полной и достоверной. В случае, изменения каких-либо данных, указанных в настоящем Согласии обязуюсь незамедлительно в письменной форме сообщить OOO МФО «ПростоДЕНЬГИ» новые сведения.</text:p>
      <text:p text:style-name="P7"/>
      <text:p text:style-name="P7"/>
      <text:p text:style-name="P7">______________________________________________________________________________________________________________________________________________</text:p>
      <text:p text:style-name="P7"/>
      <text:p text:style-name="P7"/>
      <text:p text:style-name="P8">___________________________ _____________________</text:p>
      <text:p text:style-name="P3"><text:span text:style-name="T1">(подпись) <text:s text:c="35"/>(ФИО) <text:s text:c="9"/></text:span><text:s text:c="3"/></text:p>
      <text:p text:style-name="P3"/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pan text:style-name="Strong_20_Emphasis"><text:span text:style-name="T2"/></text:span></text:p>
      <text:p text:style-name="P2"><text:soft-page-break/><text:span text:style-name="Strong_20_Emphasis"><text:span text:style-name="T2">Заявление (анкета) на получение потребительского займа</text:span>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table:number-columns-spanned="2" office:value-type="string">
            <text:p text:style-name="P13">Паспортные данные <text:span text:style-name="T11">(</text:span><text:span text:style-name="T12">ТИПА ЗАГОЛОВОК</text:span><text:span text:style-name="T11">)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Фамилия</text:p>
          </table:table-cell>
          <table:table-cell table:style-name="Таблица2.B2" office:value-type="string">
            <text:p text:style-name="P18">Козлов</text:p>
          </table:table-cell>
        </table:table-row>
        <table:table-row table:style-name="Таблица2.1">
          <table:table-cell table:style-name="Таблица2.A2" office:value-type="string">
            <text:p text:style-name="P13">Имя</text:p>
          </table:table-cell>
          <table:table-cell table:style-name="Таблица2.B2" office:value-type="string">
            <text:p text:style-name="P18">Олег</text:p>
          </table:table-cell>
        </table:table-row>
        <table:table-row table:style-name="Таблица2.1">
          <table:table-cell table:style-name="Таблица2.A2" office:value-type="string">
            <text:p text:style-name="P13">Отчество </text:p>
          </table:table-cell>
          <table:table-cell table:style-name="Таблица2.B2" office:value-type="string">
            <text:p text:style-name="P19">Павлович</text:p>
          </table:table-cell>
        </table:table-row>
        <table:table-row table:style-name="Таблица2.1">
          <table:table-cell table:style-name="Таблица2.A2" office:value-type="string">
            <text:p text:style-name="P13">Пол</text:p>
          </table:table-cell>
          <table:table-cell table:style-name="Таблица2.B2" office:value-type="string">
            <text:p text:style-name="P19">1</text:p>
          </table:table-cell>
        </table:table-row>
        <table:table-row table:style-name="Таблица2.1">
          <table:table-cell table:style-name="Таблица2.A2" office:value-type="string">
            <text:p text:style-name="P13">Дата рождения</text:p>
          </table:table-cell>
          <table:table-cell table:style-name="Таблица2.B2" office:value-type="string">
            <text:p text:style-name="P12">1967-03-23</text:p>
          </table:table-cell>
        </table:table-row>
        <table:table-row table:style-name="Таблица2.1">
          <table:table-cell table:style-name="Таблица2.A2" office:value-type="string">
            <text:p text:style-name="P13">Место рождения</text:p>
          </table:table-cell>
          <table:table-cell table:style-name="Таблица2.B2" office:value-type="string">
            <text:p text:style-name="P12">ГОР. НАЗАРОВО КРАСНОЯРСКОГО КРАЯ</text:p>
          </table:table-cell>
        </table:table-row>
        <table:table-row table:style-name="Таблица2.1">
          <table:table-cell table:style-name="Таблица2.A2" office:value-type="string">
            <text:p text:style-name="P13">Гражданство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Серия и номер паспорта </text:p>
          </table:table-cell>
          <table:table-cell table:style-name="Таблица2.B2" office:value-type="string">
            <text:p text:style-name="P12">0411 201206</text:p>
          </table:table-cell>
        </table:table-row>
        <table:table-row table:style-name="Таблица2.1">
          <table:table-cell table:style-name="Таблица2.A2" office:value-type="string">
            <text:p text:style-name="P13">Дата выдачи</text:p>
          </table:table-cell>
          <table:table-cell table:style-name="Таблица2.B2" office:value-type="string">
            <text:p text:style-name="P12">03.05.2012</text:p>
          </table:table-cell>
        </table:table-row>
        <table:table-row table:style-name="Таблица2.1">
          <table:table-cell table:style-name="Таблица2.A2" office:value-type="string">
            <text:p text:style-name="P13">Кем выдан, код подразделения</text:p>
          </table:table-cell>
          <table:table-cell table:style-name="Таблица2.B2" office:value-type="string">
            <text:p text:style-name="P12">ОТДЕЛОМ УФМС РОССИИ ПО КРАСНОЯРСКОМУ КРАЮ В ГОР. НАЗАРОВО И НАЗАРОВСКОМ Р-НЕ, 240-014</text:p>
          </table:table-cell>
        </table:table-row>
        <table:table-row table:style-name="Таблица2.1">
          <table:table-cell table:style-name="Таблица2.A2" office:value-type="string">
            <text:p text:style-name="P13">Данные миграционной карты (номер карты, дата начала срока пребывания, дата окончания срока пребывания)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Данные документа, подтверждающего право иностранного гражданина или лица без гражданства на пребывание (проживание) в Российской Федерации (серия документа, дата начала срока действия права пребывания (проживания), дата окончания срока действия права пребывания (проживания) 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о прописк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 13</text:p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Адрес проживан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3">Регион</text:p>
          </table:table-cell>
          <table:table-cell table:style-name="Таблица2.B2" office:value-type="string">
            <text:p text:style-name="P16">КРАСНОЯРСКИЙ КРАЙ</text:p>
          </table:table-cell>
        </table:table-row>
        <table:table-row table:style-name="Таблица2.1">
          <table:table-cell table:style-name="Таблица2.A2" office:value-type="string">
            <text:p text:style-name="P13">Город</text:p>
          </table:table-cell>
          <table:table-cell table:style-name="Таблица2.B2" office:value-type="string">
            <text:p text:style-name="P16">ГОР. НАЗАРОВО</text:p>
          </table:table-cell>
        </table:table-row>
        <table:table-row table:style-name="Таблица2.1">
          <table:table-cell table:style-name="Таблица2.A2" office:value-type="string">
            <text:p text:style-name="P13">Улица</text:p>
          </table:table-cell>
          <table:table-cell table:style-name="Таблица2.B2" office:value-type="string">
            <text:p text:style-name="P16">УЛ. ШКОЛЬНАЯ</text:p>
          </table:table-cell>
        </table:table-row>
        <table:table-row table:style-name="Таблица2.1">
          <table:table-cell table:style-name="Таблица2.A2" office:value-type="string">
            <text:p text:style-name="P13">Дом, корпус, квартира</text:p>
          </table:table-cell>
          <table:table-cell table:style-name="Таблица2.B2" office:value-type="string">
            <text:p text:style-name="P16">4 <text:s/> <text:s/>13</text:p>
          </table:table-cell>
        </table:table-row>
        <table:table-row table:style-name="Таблица2.24">
          <table:table-cell table:style-name="Таблица2.B2" table:number-columns-spanned="2" office:value-type="string">
            <text:p text:style-name="P13">Контактная информация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машний телефон</text:p>
          </table:table-cell>
          <table:table-cell table:style-name="Таблица2.B2" office:value-type="string">
            <text:p text:style-name="P16">нет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</text:p>
          </table:table-cell>
          <table:table-cell table:style-name="Таблица2.B2" office:value-type="string">
            <text:p text:style-name="P16">79607667077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родственников</text:p>
          </table:table-cell>
          <table:table-cell table:style-name="Таблица2.B2" office:value-type="string">
            <text:p text:style-name="P16">жена 89069726429, </text:p>
          </table:table-cell>
        </table:table-row>
        <table:table-row table:style-name="Таблица2.1">
          <table:table-cell table:style-name="Таблица2.A2" office:value-type="string">
            <text:p text:style-name="P13">Номер мобильного телефона знакомых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A2" office:value-type="string">
            <text:p text:style-name="P13">Иная контактная информация</text:p>
          </table:table-cell>
          <table:table-cell table:style-name="Таблица2.B2" office:value-type="string">
            <text:p text:style-name="P12"/>
          </table:table-cell>
        </table:table-row>
        <table:table-row table:style-name="Таблица2.1">
          <table:table-cell table:style-name="Таблица2.B2" table:number-columns-spanned="2" office:value-type="string">
            <text:p text:style-name="P13">Данные о работе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14">Доход</text:p>
          </table:table-cell>
          <table:table-cell table:style-name="Таблица2.B2" office:value-type="string">
            <text:p text:style-name="P16">20000</text:p>
          </table:table-cell>
        </table:table-row>
        <table:table-row table:style-name="Таблица2.1">
          <table:table-cell table:style-name="Таблица2.A2" office:value-type="string">
            <text:p text:style-name="P13">Организация</text:p>
          </table:table-cell>
          <table:table-cell table:style-name="Таблица2.B2" office:value-type="string">
            <text:p text:style-name="P16">ЧОО Тамплиер, пенс.удост №018788 3 группа</text:p>
          </table:table-cell>
        </table:table-row>
        <table:table-row table:style-name="Таблица2.1">
          <table:table-cell table:style-name="Таблица2.A2" office:value-type="string">
            <text:p text:style-name="P13">Должность</text:p>
          </table:table-cell>
          <table:table-cell table:style-name="Таблица2.B2" office:value-type="string">
            <text:p text:style-name="P16">охранник</text:p>
          </table:table-cell>
        </table:table-row>
        <table:table-row table:style-name="Таблица2.1">
          <table:table-cell table:style-name="Таблица2.A2" office:value-type="string">
            <text:p text:style-name="P14">Адрес работы</text:p>
          </table:table-cell>
          <table:table-cell table:style-name="Таблица2.B2" office:value-type="string">
            <text:p text:style-name="P16">г. Назарово, 10 м-он АЗС №226 Газпром.</text:p>
          </table:table-cell>
        </table:table-row>
        <table:table-row table:style-name="Таблица2.1">
          <table:table-cell table:style-name="Таблица2.A2" office:value-type="string">
            <text:p text:style-name="P13">Рабочий телефон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Ф.И.О. Руководителя</text:p>
          </table:table-cell>
          <table:table-cell table:style-name="Таблица2.B2" office:value-type="string">
            <text:p text:style-name="P16">Лонский Иван Алексеевич (стар охранник) 8905996764</text:p>
          </table:table-cell>
        </table:table-row>
        <table:table-row table:style-name="Таблица2.1">
          <table:table-cell table:style-name="Таблица2.A2" office:value-type="string">
            <text:p text:style-name="P13">Дополнительный доход</text:p>
          </table:table-cell>
          <table:table-cell table:style-name="Таблица2.B2" office:value-type="string">
            <text:p text:style-name="P16">47300</text:p>
          </table:table-cell>
        </table:table-row>
        <table:table-row table:style-name="Таблица2.1">
          <table:table-cell table:style-name="Таблица2.A2" office:value-type="string">
            <text:p text:style-name="P13">Идентификационный номер налогоплательщика (при наличии)</text:p>
          </table:table-cell>
          <table:table-cell table:style-name="Таблица2.B2" office:value-type="string">
            <text:p text:style-name="P16"/>
          </table:table-cell>
        </table:table-row>
        <table:table-row table:style-name="Таблица2.1">
          <table:table-cell table:style-name="Таблица2.A2" office:value-type="string">
            <text:p text:style-name="P13">СНИЛС (при наличии)</text:p>
          </table:table-cell>
          <table:table-cell table:style-name="Таблица2.B2" office:value-type="string">
            <text:p text:style-name="P16">11744282247</text:p>
          </table:table-cell>
        </table:table-row>
        <table:table-row table:style-name="Таблица2.1">
          <table:table-cell table:style-name="Таблица2.A2" office:value-type="string">
            <text:p text:style-name="P13">Желаемая сумма займа</text:p>
          </table:table-cell>
          <table:table-cell table:style-name="Таблица2.B2" office:value-type="string">
            <text:p text:style-name="P16">10000</text:p>
          </table:table-cell>
        </table:table-row>
        <table:table-row table:style-name="Таблица2.1">
          <table:table-cell table:style-name="Таблица2.A2" office:value-type="string">
            <text:p text:style-name="P14">Срок займа</text:p>
          </table:table-cell>
          <table:table-cell table:style-name="Таблица2.B2" office:value-type="string">
            <text:p text:style-name="P16">30</text:p>
          </table:table-cell>
        </table:table-row>
        <table:table-row table:style-name="Таблица2.1">
          <table:table-cell table:style-name="Таблица2.A2" office:value-type="string">
            <text:p text:style-name="P13">Цели использования потребительского займа</text:p>
          </table:table-cell>
          <table:table-cell table:style-name="Таблица2.B2" office:value-type="string">
            <text:p text:style-name="P12">Потребительские нужды </text:p>
          </table:table-cell>
        </table:table-row>
        <table:table-row table:style-name="Таблица2.1">
          <table:table-cell table:style-name="Таблица2.A2" office:value-type="string">
            <text:p text:style-name="P13">Цели установления и предполагаемый характер отношений клиента с организацией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целях финансово-хозяйственной деятельност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финансовом положении и деловой репутации клиента (устанавливаются для клиентов с повышенным уровнем риска клиента)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Источники происхождения денежных средств и (или) иного имущества <text:span text:style-name="T12">клиента</text:span></text:p>
          </table:table-cell>
          <table:table-cell table:style-name="Таблица2.B2" office:value-type="string">
            <text:p text:style-name="P12">Сведения не устанавливаются в соответствии с абз. 2 п. 20 Указания Банка России от 18.08.2016г. № 4105-У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 выгодоприобретателя: при совершении операции я действую в интересах третьего лица на основании доверенности, агентского договора, договора комиссии, поручения, доверительного управления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, подтверждающие наличие у лица полномочий представителя клиента: наименование, дата выдачи, срок действия, номер документа, на котором основаны полномочия представителя клиента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Наличие/отсутствие бенефициарного владельца (совершаемые операции находятся под контролем попечителя/опекуна/усыновителя/родителя/иное) </text:p>
          </table:table-cell>
          <table:table-cell table:style-name="Таблица2.B2" office:value-type="string">
            <text:p text:style-name="P12">Отсутствуе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иностранным публичным должностным лицам (И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российским публичным должностным лицам (Р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Принадлежность/отсутствие принадлежности к должностным лицам публичной международной организации (МПДЛ), наименование и адрес работодателя </text:p>
          </table:table-cell>
          <table:table-cell table:style-name="Таблица2.B2" office:value-type="string">
            <text:p text:style-name="P12">Не принадлежит</text:p>
          </table:table-cell>
        </table:table-row>
        <table:table-row table:style-name="Таблица2.1">
          <table:table-cell table:style-name="Таблица2.A2" office:value-type="string">
            <text:p text:style-name="P13">Сведения о дееспособности клиента(Дееспособен/недееспособен) </text:p>
          </table:table-cell>
          <table:table-cell table:style-name="Таблица2.B2" office:value-type="string">
            <text:p text:style-name="P12">Дееспособен</text:p>
          </table:table-cell>
        </table:table-row>
      </table:table>
      <text:p text:style-name="P4"><text:span text:style-name="Strong_20_Emphasis"><text:span text:style-name="T9">Я, </text:span></text:span><text:span text:style-name="Strong_20_Emphasis"><text:span text:style-name="T10">Козлов Олег Павлович</text:span></text:span><text:span text:style-name="Strong_20_Emphasis"><text:span text:style-name="T9"> (паспорт гражданина РФ серия: 0411, № 201206, выдан: 03.05.2012, ОТДЕЛОМ УФМС РОССИИ ПО КРАСНОЯРСКОМУ КРАЮ В ГОР. НАЗАРОВО И НАЗАРОВСКОМ Р-НЕ, код подр.240-014, адрес регистрации: </text:span></text:span><text:span text:style-name="Strong_20_Emphasis"><text:span text:style-name="T10">662202,  КРАСНОЯРСКИЙ КРАЙ,  НАЗАРОВСКОМ Р-НЕ,  ГОР. НАЗАРОВО,  УЛ. ШКОЛЬНАЯ, д. 4, кв. 13</text:span></text:span><text:span text:style-name="Strong_20_Emphasis"><text:span text:style-name="T9">) в соответствии с ФЗ от 27.07.2006 г. № 152 «О персональных данных» даю свое согласие ООО МФО «ПростоДЕНЬГИ» (ОРГН </text:span></text:span><text:span text:style-name="Strong_20_Emphasis"><text:span text:style-name="T10">1114205007443</text:span></text:span><text:span text:style-name="Strong_20_Emphasis"><text:span text:style-name="T9">, юридический адрес: </text:span></text:span><text:span text:style-name="Strong_20_Emphasis"><text:span text:style-name="T10">630099 г. Новосибирск, ул. Октябрьская магистраль, д. 3 офис 903</text:span></text:span><text:span text:style-name="Strong_20_Emphasis"><text:span text:style-name="T9">) на обработку, включая получение от меня и (или) от любых третьих лиц сведений, указанных в настоящем Заявлении и составляющих мои персональные данные. Целью обработки персональных данных является заключение и исполнение договора займа, принятия решений или совершения иных действий, порождающих юридические последствия. Настоящее согласие предоставляется на осуществление действий в отношении моих Персональных данных, для достижения указанных выше целей, включая: сбор, систематизацию, накопление, хранение, уточнение (обновление, изменение), распространение (в том числе передача), использование, обезличивание, блокирование, уничтожение Персональных данных. ООО МФО «ПростоДЕНЬГИ» вправе обрабатывать мои персональные данные посредством внесения их в электронную базу данных. Также даю своё согласие в соответствии с ФЗ от 30.12.2004 г. № 218-ФЗ «О кредитных историях», на предоставление в бюро кредитных историй информации, которая будет характеризовать исполнение принятых мной на себя обязательств перед ООО МФО «ПростоДЕНЬГИ». Настоящим я признаю и подтверждаю, что в случае необходимости привлечения третьих лиц к оказанию услуг для достижения указанных выше целей, ООО МФО «ПростоДЕНЬГИ» вправе в необходимом объеме раскрывать или передавать информацию обо мне лично (включая мои Персональные данные) таким третьим лицам, их агентам и иным уполномоченным ими лицам. Также настоящим признаю и подтверждаю, что настоящее согласие считается данным мною любым третьим лицам, указанным выше, и любые такие третьи лица имеют право на обработку Персональных данных на основании настоящего согласия. Согласие действует в течение срока действия договора займа, а также в течение 5 лет после исполнения всех обязательств по договору займа. Отзыв настоящего согласия осуществляется путем направления письменного заявления в ООО МФО «ПростоДЕНЬГИ», но не ранее исполнения всех обязательств по договору займа.</text:span></text:span></text:p>
      <text:p text:style-name="P4"><text:span text:style-name="Strong_20_Emphasis"><text:span text:style-name="T9">Также даю своё согласие в соответствии с ФЗ от 30.12.2004 г. № 218-ФЗ «О кредитных историях» согласие на запрос Обществом, как пользователем кредитной истории, кредитных отчетов от вышеуказанных бюро кредитных историй с целью оценки исполнения принятых на Заемщика (Заявителя) обязательств перед финансовыми организациями по договорам займа, кредитным договорам, иным договорам, в целях принятия решения о заключении договора потребительского займа по поданной им заявке/заявлении на получение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В случае нарушения мной обязательств по своевременному перечислению денежных средств по договору потребительского займа, я не возражаю, чтобы мои сведения, указанные в</text:span></text:span></text:p>
      <text:p text:style-name="P4"><text:span text:style-name="Strong_20_Emphasis"><text:span text:style-name="T9">настоящем заявлении на предоставление потребительского займа, использовались для урегулирования образовавшейся задолженности, в том числе иными способами, направленными на</text:span></text:span></text:p>
      <text:p text:style-name="P4"><text:span text:style-name="Strong_20_Emphasis"><text:span text:style-name="T9">возврат задолженности, не запрещенными действующим законодательством.</text:span></text:span></text:p>
      <text:p text:style-name="P4"><text:span text:style-name="Strong_20_Emphasis"><text:span text:style-name="T9">Настоящим выражаю свое согласие / не согласие ( нужное подчеркнуть) на уступку Займодавцем третьим лицам прав (требований) по договору потребительского займа.</text:span></text:span></text:p>
      <text:p text:style-name="P4"><text:span text:style-name="Strong_20_Emphasis"><text:span text:style-name="T4"/></text:span></text:p>
      <text:p text:style-name="P4"><text:span text:style-name="Strong_20_Emphasis"><text:span text:style-name="T9"><text:s text:c="10"/>• Согласен</text:span></text:span></text:p>
      <text:p text:style-name="P4"><text:span text:style-name="Strong_20_Emphasis"><text:span text:style-name="T9"><text:s text:c="10"/>• Не согласен</text:span></text:span></text:p>
      <text:p text:style-name="P4"><text:span text:style-name="Strong_20_Emphasis"><text:span text:style-name="T3"/></text:span></text:p>
      <text:p text:style-name="P4"><text:span text:style-name="Strong_20_Emphasis"><text:span text:style-name="T3"/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4"><text:span text:style-name="Strong_20_Emphasis"><text:span text:style-name="T9">______________________________________________________/______________________/</text:span></text:span></text:p>
            <text:p text:style-name="P4"><text:span text:style-name="Strong_20_Emphasis"><text:span text:style-name="T9"><text:s text:c="24"/>(ФИО полностью, собственноручно) <text:s text:c="30"/>(личная подпись)</text:span></text:span></text:p>
          </table:table-cell>
          <table:table-cell table:style-name="Таблица3.A1" office:value-type="string">
            <text:p text:style-name="P15">«___»___________201 <text:s/>г</text:p>
            <text:p text:style-name="P15">.</text:p>
            <text:p text:style-name="P15">(дата подписания)</text:p>
          </table:table-cell>
        </table:table-row>
      </table:table>
      <text:p text:style-name="P4"><text:span text:style-name="Strong_20_Emphasis"><text:span text:style-name="T5"/>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3">специалист по продажам</text:p>
          </table:table-cell>
          <table:table-cell table:style-name="Таблица4.B1" office:value-type="string">
            <text:p text:style-name="P17">Мандрыкина Светлана Викторовна</text:p>
          </table:table-cell>
          <table:table-cell table:style-name="Таблица4.B1" office:value-type="string">
            <text:p text:style-name="P17">27.12.2016</text:p>
          </table:table-cell>
        </table:table-row>
        <table:table-row>
          <table:table-cell table:style-name="Таблица4.A2" office:value-type="string">
            <text:p text:style-name="P13">Должность сотрудника, ответственного за работу с клиентом</text:p>
          </table:table-cell>
          <table:table-cell table:style-name="Таблица4.A2" office:value-type="string">
            <text:p text:style-name="P13">ФИО подпись</text:p>
          </table:table-cell>
          <table:table-cell table:style-name="Таблица4.A2" office:value-type="string">
            <text:p text:style-name="P13">Дата обновления анкеты</text:p>
          </table:table-cell>
        </table:table-row>
      </table:table>
      <text:p text:style-name="P4"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1" svg:font-family="Arial, sans-serif"/>
    <style:font-face style:name="Verdana" svg:font-family="Verdana, Arial, Helvetic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style:page-number="auto" style:border-line-width-bottom="0cm 0.004cm 0.002cm" fo:padding="0cm" fo:border-left="none" fo:border-right="none" fo:border-top="none" fo:border-bottom="0.006cm double #808080" text:number-lines="false" text:line-number="0" style:writing-mode="page" style:join-border="false"/>
      <style:text-properties fo:font-size="6pt" fo:background-color="#000000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0.834cm" fo:margin-left="0.82cm" fo:margin-right="0.6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ey Tikhonov</meta:initial-creator>
    <meta:creation-date>2017-01-26T10:56:59.19</meta:creation-date>
    <dc:date>2017-02-15T11:48:45.43</dc:date>
    <meta:editing-duration>PT5H1M19S</meta:editing-duration>
    <meta:editing-cycles>38</meta:editing-cycles>
    <meta:generator>OpenOffice/4.1.3$Win32 OpenOffice.org_project/413m1$Build-9783</meta:generator>
    <dc:creator>Sergey Tikhonov</dc:creator>
    <meta:document-statistic meta:table-count="4" meta:image-count="1" meta:object-count="0" meta:page-count="2" meta:paragraph-count="138" meta:word-count="1814" meta:character-count="16137"/>
    <meta:user-defined meta:name="Producer">OpenTBS 1.9.6</meta:user-defined>
  </office:meta>
</office:document-meta>
</file>